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d244" officeooo:paragraph-rsid="0016d244"/>
    </style:style>
    <style:style style:name="P2" style:family="paragraph" style:parent-style-name="Standard" style:list-style-name="L1">
      <style:text-properties officeooo:rsid="0016d244" officeooo:paragraph-rsid="0016d244"/>
    </style:style>
    <style:style style:name="P3" style:family="paragraph" style:parent-style-name="Standard">
      <style:text-properties officeooo:rsid="0016d244" officeooo:paragraph-rsid="0016d244"/>
    </style:style>
    <style:style style:name="P4" style:family="paragraph" style:parent-style-name="Standard" style:list-style-name="L1">
      <style:text-properties fo:language="zxx" fo:country="none" officeooo:rsid="0016d244" officeooo:paragraph-rsid="0016d244" style:language-asian="zxx" style:country-asian="none" style:language-complex="zxx" style:country-complex="none"/>
    </style:style>
    <style:style style:name="P5" style:family="paragraph" style:parent-style-name="Standard">
      <style:text-properties officeooo:rsid="0017a304" officeooo:paragraph-rsid="0017a304"/>
    </style:style>
    <style:style style:name="P6" style:family="paragraph" style:parent-style-name="Standard" style:list-style-name="L2">
      <style:text-properties officeooo:rsid="0017a304" officeooo:paragraph-rsid="0017a304"/>
    </style:style>
    <style:style style:name="T1" style:family="text">
      <style:text-properties fo:language="en" fo:country="US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os nativos: <text:span text:style-name="T1">number.</text:span></text:p>
      <text:p text:style-name="P1">No hay diferencia entre entero, decimal o de notación científica</text:p>
      <text:p text:style-name="P1">Indice de características particulares</text:p>
      <text:list xml:id="list221526927" text:style-name="L1">
        <text:list-item>
          <text:p text:style-name="P2">Cambios de base</text:p>
        </text:list-item>
        <text:list-item>
          <text:p text:style-name="P2">Infinito y -infinito</text:p>
        </text:list-item>
        <text:list-item>
          <text:p text:style-name="P4">NaN</text:p>
        </text:list-item>
        <text:list-item>
          <text:p text:style-name="P2">Número como ob</text:p>
        </text:list-item>
        <text:list-item>
          <text:p text:style-name="P2">propiedades</text:p>
        </text:list-item>
        <text:list-item>
          <text:p text:style-name="P2">Métodos de propiedades</text:p>
        </text:list-item>
      </text:list>
      <text:p text:style-name="P1"/>
      <text:list xml:id="list120936687552572" text:continue-numbering="true" text:style-name="L1">
        <text:list-item>
          <text:p text:style-name="P2"><text:span text:style-name="T2">toFixed</text:span>(<text:span text:style-name="T2">num</text:span> decimales): cadena con el número específico de decimales indicados.</text:p>
        </text:list-item>
        <text:list-item>
          <text:p text:style-name="P2"><text:span text:style-name="T2">toPrecision</text:span>(<text:span text:style-name="T2">num</text:span> cifras): cadena que con el número especifico de cifras</text:p>
        </text:list-item>
        <text:list-item>
          <text:p text:style-name="P2"><text:span text:style-name="T2">toExponential</text:span>: cadena con el número redondeado a connotación científica</text:p>
        </text:list-item>
        <text:list-item>
          <text:p text:style-name="P2"><text:span text:style-name="T2">valueOf</text:span>: devuelve el valor primitivo de un objeto.</text:p>
        </text:list-item>
        <text:list-item>
          <text:p text:style-name="P2"><text:span text:style-name="T2">ToString</text:span>: devuelve la cadena de n número</text:p>
        </text:list-item>
        <text:list-item>
          <text:p text:style-name="P2"><text:span text:style-name="T2">toLocaleString</text:span>(): devuelve el número convertido al formato local.</text:p>
        </text:list-item>
      </text:list>
      <text:p text:style-name="P1"/>
      <text:list xml:id="list120937707029627" text:continue-numbering="true" text:style-name="L1">
        <text:list-item>
          <text:p text:style-name="P2"><text:span text:style-name="T2">IsNaN</text:span>(<text:span text:style-name="T2">num</text:span>):</text:p>
        </text:list-item>
        <text:list-item>
          <text:p text:style-name="P2"><text:span text:style-name="T2">isFinite</text:span>(<text:span text:style-name="T2">num</text:span>): devuelve si es finito o no</text:p>
        </text:list-item>
        <text:list-item>
          <text:p text:style-name="P2"><text:span text:style-name="T2">parseInti</text:span>(<text:span text:style-name="T2">num</text:span>): convierte el valor pasado a un número entero. Siempre que comience por un <text:s/>número hará la conversión.</text:p>
        </text:list-item>
        <text:list-item>
          <text:p text:style-name="P2"><text:span text:style-name="T2">parseFloat</text:span>(<text:span text:style-name="T2">num</text:span>): igual pero conservado los decimales.</text:p>
        </text:list-item>
      </text:list>
      <text:p text:style-name="P1"/>
      <text:p text:style-name="P1">Mirar métodos del <text:span text:style-name="T1">math.</text:span></text:p>
      <text:p text:style-name="P1"/>
      <text:p text:style-name="P1">-----------------------------------</text:p>
      <text:p text:style-name="P5">Para obtener partes de la info del un ob Date</text:p>
      <text:list text:style-name="L2">
        <text:list-item>
          <text:p text:style-name="P6">get:</text:p>
          <text:list>
            <text:list-item>
              <text:p text:style-name="P6">getDay, getDate, getMonth, getFullYear, getHours, getminutes, getSecond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5T08:47:32.561000000</meta:creation-date>
    <dc:date>2023-10-27T12:09:35.465000000</dc:date>
    <meta:editing-duration>PT2H52M56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24" meta:word-count="156" meta:character-count="1004" meta:non-whitespace-character-count="889"/>
  </office:meta>
</office:document-meta>
</file>